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T4" style:parent-style-name="DefaultParagraphFont" style:family="text">
      <style:text-properties fo:font-style="italic" style:font-style-asian="italic"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style="italic" style:font-style-asian="italic"/>
    </style:style>
    <style:style style:name="T8" style:parent-style-name="DefaultParagraphFont" style:family="text">
      <style:text-properties fo:font-style="italic" style:font-style-asian="italic"/>
    </style:style>
    <style:style style:name="T9" style:parent-style-name="DefaultParagraphFont" style:family="text">
      <style:text-properties fo:font-style="italic" style:font-style-asian="italic"/>
    </style:style>
    <style:style style:name="T10" style:parent-style-name="DefaultParagraphFont" style:family="text">
      <style:text-properties fo:font-style="italic" style:font-style-asian="italic"/>
    </style:style>
    <style:style style:name="T11" style:parent-style-name="DefaultParagraphFont" style:family="text">
      <style:text-properties fo:font-style="italic" style:font-style-asian="italic"/>
    </style:style>
    <style:style style:name="T12" style:parent-style-name="DefaultParagraphFont" style:family="text">
      <style:text-properties fo:font-style="italic" style:font-style-asian="italic"/>
    </style:style>
    <style:style style:name="T13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FrEee Modding Guide –<text:s/>Abilities</text:p>
      <text:p text:style-name="Normal">Abilities define what some object in FrEee – say, a facility or a component – can do. They are used across several mod files and thus are documented separately here.</text:p>
      <text:h text:style-name="Heading1" text:outline-level="1">Fields in Each<text:s/>Ability<text:s/>(data types in parentheses)</text:h>
      <text:h text:style-name="Heading2" text:outline-level="2">Ability Type<text:s/>(string)</text:h>
      <text:p text:style-name="Normal">This specifies which ability is being referenced.<text:s/>For SE4 compatibility, this field can also be named<text:s/><text:span text:style-name="T2">Ability 1 Type, Ability 2 Type</text:span>, etc. with the number varying based on the order of the fields.</text:p>
      <text:h text:style-name="Heading2" text:outline-level="2">Ability Descr (string)</text:h>
      <text:p text:style-name="Normal">This is a description of the ability, to be shown to the player in-game.<text:s/>For SE4 compatibility, this field can also be named<text:s/><text:span text:style-name="T3">Abi</text:span><text:span text:style-name="T4">l</text:span><text:span text:style-name="T5">ity 1 Descr, Ability 2 Descr</text:span>, etc. with the number varying based on the order of the fields.</text:p>
      <text:h text:style-name="Heading2" text:outline-level="2">Ability Val (string)</text:h>
      <text:p text:style-name="Normal">This is any special data that the ability needs; for instance, how much thrust an engine provides or how quickly a space yard can build. A few abilities require two values; these are specified by using two<text:s/><text:span text:style-name="T6">Ability Val</text:span><text:s/>fields in succession.<text:s/>For SE4 compatibility, this field can also be named<text:s/><text:span text:style-name="T7">Ability 1<text:s/></text:span><text:span text:style-name="T8">Val 1</text:span><text:span text:style-name="T9">, Ability<text:s/></text:span><text:span text:style-name="T10">1</text:span><text:span text:style-name="T11"><text:s/></text:span><text:span text:style-name="T12">Val 2</text:span>,<text:s/><text:span text:style-name="T13">Ability 2 Val 1, Ability 2 Val 2</text:span>, etc.<text:s/>etc. with the numbers<text:s/>varying based on the order of the fields.</text:p>
      <text:h text:style-name="Heading1" text:outline-level="1">Legacy Fields</text:h>
      <text:p text:style-name="Normal">Legacy fields may be required by SE4, but are ignored by FrEee and may be<text:s/>safely left out of FrEee mods.</text:p>
      <text:h text:style-name="Heading2" text:outline-level="2">Number of Abilities</text:h>
      <text:p text:style-name="Normal">This field specified<text:s/>the number of abilities that an object<text:s/>had in SE4. It is redundant and is not used by FrEee, which simply counts the abilities itself instead of relying<text:s/>on an extra fiel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d</meta:initial-creator>
    <dc:creator>Ed</dc:creator>
    <meta:creation-date>2013-05-17T23:32:00Z</meta:creation-date>
    <dc:date>2013-05-18T19:13:00Z</dc:date>
    <meta:template xlink:href="Normal.dotm" xlink:type="simple"/>
    <meta:editing-cycles>32</meta:editing-cycles>
    <meta:editing-duration>PT16020S</meta:editing-duration>
    <meta:document-statistic meta:page-count="1" meta:paragraph-count="2" meta:word-count="223" meta:character-count="1493" meta:row-count="10" meta:non-whitespace-character-count="1272"/>
  </office:meta>
</office:document-meta>
</file>